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0000"/>
    </style:style>
    <style:style style:name="P2" style:family="paragraph">
      <style:paragraph-properties fo:text-align="center"/>
      <style:text-properties fo:color="#ff0000" fo:font-size="24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.5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7" style:family="paragraph">
      <style:paragraph-properties fo:text-align="center"/>
      <style:text-properties fo:color="#ffff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6.2999992370605pt" style:font-size-asian="12pt" style:font-size-complex="12pt"/>
    </style:style>
    <style:style style:name="P10" style:family="paragraph">
      <style:text-properties fo:font-size="20pt"/>
    </style:style>
    <style:style style:name="T1" style:family="text">
      <style:text-properties fo:color="#ff0000" fo:font-size="24.5pt"/>
    </style:style>
    <style:style style:name="T2" style:family="text">
      <style:text-properties fo:font-size="24.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ff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906cm" svg:height="1.573cm" svg:x="1.016cm" svg:y="1.729cm">
          <text:p text:style-name="P1"><text:span text:style-name="T1">Add Record to empty li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471cm" svg:y1="4.498cm" svg:x2="14.725cm" svg:y2="26.657cm">
          <text:p/>
        </draw:line>
        <draw:custom-shape draw:style-name="gr1" draw:text-style-name="P4" draw:layer="layout" svg:width="4.823cm" svg:height="1.385cm" svg:x="3.553cm" svg:y="4.152cm">
          <text:p text:style-name="P3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823cm" svg:height="1.385cm" svg:x="19.296cm" svg:y="4.152cm">
          <text:p text:style-name="P3"><text:span text:style-name="T2">HEA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75cm" svg:y1="6.019cm" svg:x2="26.405cm" svg:y2="6.019cm">
          <text:p/>
        </draw:line>
        <draw:line draw:style-name="gr2" draw:text-style-name="P3" draw:layer="layout" svg:x1="1.829cm" svg:y1="16.491cm" svg:x2="26.967cm" svg:y2="16.491cm">
          <text:p/>
        </draw:line>
        <draw:custom-shape draw:style-name="gr1" draw:text-style-name="P4" draw:layer="layout" svg:width="1.27cm" svg:height="6.232cm" svg:x="0.759cm" svg:y="7.613cm">
          <text:p text:style-name="P3"><text:span text:style-name="T2">B</text:span></text:p>
          <text:p text:style-name="P3"><text:span text:style-name="T2">E</text:span></text:p>
          <text:p text:style-name="P3"><text:span text:style-name="T2">G</text:span></text:p>
          <text:p text:style-name="P3"><text:span text:style-name="T2">I</text:span></text:p>
          <text:p text:style-name="P3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4.08cm" svg:x="0.759cm" svg:y="20.156cm">
          <text:p text:style-name="P3"><text:span text:style-name="T2">E</text:span></text:p>
          <text:p text:style-name="P3"><text:span text:style-name="T2">N</text:span></text:p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7cm" svg:height="1.385cm" svg:x="3.806cm" svg:y="9.876cm">
          <text:p text:style-name="P3"><text:span text:style-name="T3">Unam: Ehsa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7cm" svg:height="1.385cm" svg:x="3.806cm" svg:y="11.373cm">
          <text:p text:style-name="P3"><text:span text:style-name="T3">Uaddr: Tehra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8cm" svg:height="1.385cm" svg:x="3.805cm" svg:y="12.917cm">
          <text:p text:style-name="P3"><text:span text:style-name="T3">Uyob: 1980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7cm" svg:height="1.385cm" svg:x="3.806cm" svg:y="14.464cm">
          <text:p text:style-name="P3"><text:span text:style-name="T3">Utelno: 77817823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7cm" svg:height="1.385cm" svg:x="3.806cm" svg:y="20.969cm">
          <text:p text:style-name="P3"><text:span text:style-name="T3">Unam: Ehsa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7cm" svg:height="1.385cm" svg:x="3.806cm" svg:y="22.471cm">
          <text:p text:style-name="P3"><text:span text:style-name="T3">Uaddr: Tehra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8cm" svg:height="1.385cm" svg:x="3.805cm" svg:y="24.013cm">
          <text:p text:style-name="P3"><text:span text:style-name="T3">Uyob: 1980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7cm" svg:height="1.385cm" svg:x="3.806cm" svg:y="25.562cm">
          <text:p text:style-name="P3"><text:span text:style-name="T3">Utelno: 7781782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665cm" svg:height="10.734cm" svg:x="15.994cm" svg:y="16.9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9.995cm" svg:height="1.308cm" draw:transform="skewX (-0.00610865238198015) translate (16.402cm 17.382cm)">
          <text:p text:style-name="P3"><text:span text:style-name="T3">memory address: 6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3.808cm" svg:height="1.731cm" svg:x="3.553cm" svg:y="6.574cm">
          <text:p text:style-name="P3"><text:span text:style-name="T3">start: null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1" draw:id="id1" draw:layer="layout" svg:width="4.823cm" svg:height="1.731cm" svg:x="3.553cm" svg:y="16.962cm">
          <text:p text:style-name="P3"><text:span text:style-name="T3">start: 6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" draw:id="id3" draw:layer="layout" svg:width="5.078cm" svg:height="1.731cm" svg:x="3.504cm" svg:y="18.843cm">
          <text:p text:style-name="P3"><text:span text:style-name="T3">current: 6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3.809cm" svg:height="1.731cm" svg:x="17.01cm" svg:y="25.46cm">
          <text:p text:style-name="P3"><text:span text:style-name="T3">next: null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6.348cm" svg:height="1.385cm" svg:x="16.702cm" svg:y="19.142cm">
          <text:p text:style-name="P3"><text:span text:style-name="T3">name: Ehsa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7cm" svg:height="1.385cm" svg:x="16.703cm" svg:y="20.643cm">
          <text:p text:style-name="P3"><text:span text:style-name="T3">address: Tehra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8cm" svg:height="1.385cm" svg:x="16.702cm" svg:y="22.186cm">
          <text:p text:style-name="P3"><text:span text:style-name="T3">yearofbirth: 1980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348cm" svg:height="1.385cm" svg:x="16.702cm" svg:y="23.736cm">
          <text:p text:style-name="P3"><text:span text:style-name="T3">telno: 7781782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71cm" svg:y1="4.498cm" svg:x2="14.925cm" svg:y2="26.657cm">
          <text:p/>
        </draw:line>
        <draw:line draw:style-name="gr2" draw:text-style-name="P3" draw:layer="layout" svg:x1="1.829cm" svg:y1="16.491cm" svg:x2="26.967cm" svg:y2="16.491cm">
          <text:p/>
        </draw:line>
        <draw:connector draw:style-name="gr5" draw:text-style-name="P3" draw:layer="layout" draw:type="curve" svg:x1="8.376cm" svg:y1="17.827cm" svg:x2="16.406cm" svg:y2="18.036cm" draw:start-shape="id1" draw:start-glue-point="7" draw:end-shape="id2" draw:end-glue-point="3" svg:d="m8376 17827c6019 0 2005 209 8030 209" svg:viewBox="0 0 8031 210">
          <text:p/>
        </draw:connector>
        <draw:connector draw:style-name="gr5" draw:text-style-name="P3" draw:layer="layout" draw:type="curve" svg:x1="8.582cm" svg:y1="19.708cm" svg:x2="16.406cm" svg:y2="18.036cm" draw:start-shape="id3" draw:start-glue-point="7" draw:end-shape="id2" svg:d="m8582 19708c5865 0 1953-1672 7824-1672" svg:viewBox="0 0 7825 1673">
          <text:p/>
        </draw:connector>
        <draw:custom-shape draw:style-name="gr6" draw:text-style-name="P7" draw:layer="layout" svg:width="8.382cm" svg:height="2.794cm" svg:x="19.05cm" svg:y="0.508cm">
          <text:p text:style-name="P6"><text:span text:style-name="T4">Homework #5 …</text:span></text:p>
          <text:p text:style-name="P6"><text:span text:style-name="T4"><text:s/></text:span><text:span text:style-name="T4">Ehsan Kourkchi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21.844cm" svg:height="1.394cm" svg:x="1.016cm" svg:y="0.638cm">
          <text:p text:style-name="P1"><text:span text:style-name="T1">Add record to list which has three 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823cm" svg:height="1.385cm" svg:x="2.853cm" svg:y="2.515cm">
          <text:p text:style-name="P3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823cm" svg:height="1.385cm" svg:x="19.296cm" svg:y="2.653cm">
          <text:p text:style-name="P3"><text:span text:style-name="T2">HEA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75cm" svg:y1="4.382cm" svg:x2="26.405cm" svg:y2="4.382cm">
          <text:p/>
        </draw:line>
        <draw:line draw:style-name="gr2" draw:text-style-name="P3" draw:layer="layout" svg:x1="1.013cm" svg:y1="12.996cm" svg:x2="26.151cm" svg:y2="12.996cm">
          <text:p/>
        </draw:line>
        <draw:custom-shape draw:style-name="gr1" draw:text-style-name="P4" draw:layer="layout" svg:width="1.27cm" svg:height="6.232cm" svg:x="0.759cm" svg:y="5.977cm">
          <text:p text:style-name="P3"><text:span text:style-name="T2">B</text:span></text:p>
          <text:p text:style-name="P3"><text:span text:style-name="T2">E</text:span></text:p>
          <text:p text:style-name="P3"><text:span text:style-name="T2">G</text:span></text:p>
          <text:p text:style-name="P3"><text:span text:style-name="T2">I</text:span></text:p>
          <text:p text:style-name="P3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4.08cm" svg:x="0.759cm" svg:y="20.156cm">
          <text:p text:style-name="P3"><text:span text:style-name="T2">E</text:span></text:p>
          <text:p text:style-name="P3"><text:span text:style-name="T2">N</text:span></text:p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8" draw:layer="layout" svg:width="4.063cm" svg:height="1.281cm" svg:x="2.791cm" svg:y="7.018cm">
            <text:p text:style-name="P3"><text:span text:style-name="T5">Unam: Ehsa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8" draw:layer="layout" svg:width="4.063cm" svg:height="1.28cm" svg:x="2.791cm" svg:y="8.41cm">
            <text:p text:style-name="P3"><text:span text:style-name="T5">Uaddr: Tehra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8" draw:layer="layout" svg:width="4.063cm" svg:height="1.283cm" svg:x="2.791cm" svg:y="9.838cm">
            <text:p text:style-name="P3"><text:span text:style-name="T5">Uyob: 198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8" draw:layer="layout" svg:width="4.063cm" svg:height="1.283cm" svg:x="2.791cm" svg:y="11.275cm">
            <text:p text:style-name="P3"><text:span text:style-name="T5">Utelno: 77817823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9" xml:id="id12" draw:id="id12" draw:layer="layout" svg:width="3.559cm" svg:height="1.731cm" svg:x="3.553cm" svg:y="4.939cm">
          <text:p text:style-name="P3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38cm" svg:height="7.6cm" svg:x="9.248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3" draw:id="id13" draw:layer="layout" svg:width="5.476cm" svg:height="0.926cm" draw:transform="skewX (-0.00645771823237902) translate (9.47cm 4.889cm)">
          <text:p text:style-name="P3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14" draw:id="id14" draw:layer="layout" svg:width="4.161cm" svg:height="1.225cm" svg:x="9.802cm" svg:y="10.608cm">
          <text:p text:style-name="P3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326cm" svg:height="0.98cm" svg:x="9.637cm" svg:y="6.136cm">
          <text:p text:style-name="P3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82cm" svg:x="9.637cm" svg:y="7.198cm">
          <text:p text:style-name="P3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79cm" svg:x="9.637cm" svg:y="8.291cm">
          <text:p text:style-name="P3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83cm" svg:x="9.637cm" svg:y="9.386cm">
          <text:p text:style-name="P3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6cm" svg:x="15.334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5" draw:id="id15" draw:layer="layout" svg:width="5.476cm" svg:height="0.926cm" draw:transform="skewX (-0.00645771823237902) translate (15.556cm 4.889cm)">
          <text:p text:style-name="P3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16" draw:id="id16" draw:layer="layout" svg:width="3.917cm" svg:height="1.225cm" svg:x="15.888cm" svg:y="10.608cm">
          <text:p text:style-name="P3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842cm" svg:height="0.98cm" svg:x="15.723cm" svg:y="6.136cm">
          <text:p text:style-name="P3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82cm" svg:x="15.723cm" svg:y="7.198cm">
          <text:p text:style-name="P3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79cm" svg:x="15.723cm" svg:y="8.291cm">
          <text:p text:style-name="P3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83cm" svg:x="15.723cm" svg:y="9.386cm">
          <text:p text:style-name="P3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6cm" svg:x="21.373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7" draw:id="id17" draw:layer="layout" svg:width="5.476cm" svg:height="0.926cm" draw:transform="skewX (-0.00645771823237902) translate (21.595cm 4.889cm)">
          <text:p text:style-name="P3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97cm" svg:height="1.225cm" svg:x="21.927cm" svg:y="10.608cm">
          <text:p text:style-name="P3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641cm" svg:height="0.981cm" svg:x="21.762cm" svg:y="6.136cm">
          <text:p text:style-name="P3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82cm" svg:x="21.762cm" svg:y="7.198cm">
          <text:p text:style-name="P3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79cm" svg:x="21.762cm" svg:y="8.291cm">
          <text:p text:style-name="P3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83cm" svg:x="21.762cm" svg:y="9.386cm">
          <text:p text:style-name="P3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6.993cm" svg:x="21.413cm" svg:y="21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1" draw:id="id11" draw:layer="layout" svg:width="5.476cm" svg:height="0.852cm" draw:transform="skewX (-0.00698131700797732) translate (21.635cm 21.429cm)">
          <text:p text:style-name="P3"><text:span text:style-name="T5">memory address: 6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2.087cm" svg:height="1.128cm" svg:x="21.967cm" svg:y="26.691cm">
          <text:p text:style-name="P3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475cm" svg:height="0.902cm" svg:x="21.802cm" svg:y="22.577cm">
          <text:p text:style-name="P3"><text:span text:style-name="T5">name: Ehs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3.475cm" svg:height="0.904cm" svg:x="21.802cm" svg:y="23.553cm">
          <text:p text:style-name="P3"><text:span text:style-name="T5">address: Tehr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3.475cm" svg:height="0.9cm" svg:x="21.802cm" svg:y="24.56cm">
          <text:p text:style-name="P3"><text:span text:style-name="T5">yearofbirth: 19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3.475cm" svg:height="0.904cm" svg:x="21.802cm" svg:y="25.567cm">
          <text:p text:style-name="P3"><text:span text:style-name="T5">telno: 778178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8" draw:layer="layout" svg:width="4.063cm" svg:height="1.281cm" svg:x="3.491cm" svg:y="19.339cm">
            <text:p text:style-name="P3"><text:span text:style-name="T5">Unam: Ehsa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8" draw:layer="layout" svg:width="4.063cm" svg:height="1.28cm" svg:x="3.491cm" svg:y="20.731cm">
            <text:p text:style-name="P3"><text:span text:style-name="T5">Uaddr: Tehra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8" draw:layer="layout" svg:width="4.063cm" svg:height="1.283cm" svg:x="3.491cm" svg:y="22.159cm">
            <text:p text:style-name="P3"><text:span text:style-name="T5">Uyob: 198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8" draw:layer="layout" svg:width="4.063cm" svg:height="1.283cm" svg:x="3.491cm" svg:y="23.596cm">
            <text:p text:style-name="P3"><text:span text:style-name="T5">Utelno: 77817823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9" xml:id="id4" draw:id="id4" draw:layer="layout" svg:width="4.067cm" svg:height="1.731cm" svg:x="3.553cm" svg:y="14.344cm">
          <text:p text:style-name="P3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draw:layer="layout" svg:width="4.067cm" svg:height="1.731cm" svg:x="3.553cm" svg:y="16.254cm">
          <text:p text:style-name="P3"><text:span text:style-name="T5">current: 6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38cm" svg:height="7.729cm" svg:x="9.248cm" svg:y="13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5" draw:id="id5" draw:layer="layout" svg:width="5.476cm" svg:height="0.942cm" draw:transform="skewX (-0.00628318530717958) translate (9.47cm 13.663cm)">
          <text:p text:style-name="P3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6" draw:id="id6" draw:layer="layout" svg:width="4.161cm" svg:height="1.246cm" svg:x="9.802cm" svg:y="19.479cm">
          <text:p text:style-name="P3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326cm" svg:height="0.997cm" svg:x="9.637cm" svg:y="14.931cm">
          <text:p text:style-name="P3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99cm" svg:x="9.637cm" svg:y="16.011cm">
          <text:p text:style-name="P3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95cm" svg:x="9.637cm" svg:y="17.123cm">
          <text:p text:style-name="P3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1cm" svg:x="9.637cm" svg:y="18.236cm">
          <text:p text:style-name="P3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729cm" svg:x="15.334cm" svg:y="13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7" draw:id="id7" draw:layer="layout" svg:width="5.476cm" svg:height="0.942cm" draw:transform="skewX (-0.00628318530717958) translate (15.556cm 13.663cm)">
          <text:p text:style-name="P3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8" draw:id="id8" draw:layer="layout" svg:width="3.917cm" svg:height="1.246cm" svg:x="15.888cm" svg:y="19.479cm">
          <text:p text:style-name="P3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842cm" svg:height="0.997cm" svg:x="15.723cm" svg:y="14.931cm">
          <text:p text:style-name="P3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99cm" svg:x="15.723cm" svg:y="16.011cm">
          <text:p text:style-name="P3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95cm" svg:x="15.723cm" svg:y="17.123cm">
          <text:p text:style-name="P3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1cm" svg:x="15.723cm" svg:y="18.236cm">
          <text:p text:style-name="P3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729cm" svg:x="21.373cm" svg:y="13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9" draw:id="id9" draw:layer="layout" svg:width="5.476cm" svg:height="0.942cm" draw:transform="skewX (-0.00628318530717958) translate (21.595cm 13.563cm)">
          <text:p text:style-name="P3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10" draw:id="id10" draw:layer="layout" svg:width="3.97cm" svg:height="1.246cm" svg:x="21.927cm" svg:y="19.379cm">
          <text:p text:style-name="P3"><text:span text:style-name="T5">next: 6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641cm" svg:height="0.997cm" svg:x="21.762cm" svg:y="14.831cm">
          <text:p text:style-name="P3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99cm" svg:x="21.762cm" svg:y="15.911cm">
          <text:p text:style-name="P3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95cm" svg:x="21.762cm" svg:y="17.023cm">
          <text:p text:style-name="P3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1cm" svg:x="21.762cm" svg:y="18.136cm">
          <text:p text:style-name="P3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371cm" svg:y1="3.498cm" svg:x2="8.625cm" svg:y2="25.657cm">
          <text:p/>
        </draw:line>
        <draw:line draw:style-name="gr2" draw:text-style-name="P3" draw:layer="layout" svg:x1="8.571cm" svg:y1="3.498cm" svg:x2="8.825cm" svg:y2="25.657cm">
          <text:p/>
        </draw:line>
        <draw:line draw:style-name="gr2" draw:text-style-name="P3" draw:layer="layout" svg:x1="1.013cm" svg:y1="12.896cm" svg:x2="26.151cm" svg:y2="12.896cm">
          <text:p/>
        </draw:line>
        <draw:connector draw:style-name="gr5" draw:text-style-name="P3" draw:layer="layout" draw:type="curve" svg:x1="7.62cm" svg:y1="15.209cm" svg:x2="9.473cm" svg:y2="14.134cm" draw:start-shape="id4" draw:start-glue-point="7" draw:end-shape="id5" draw:end-glue-point="3" svg:d="m7620 15209c1387 0 461-1075 1853-1075" svg:viewBox="0 0 1854 1076">
          <text:p/>
        </draw:connector>
        <draw:connector draw:style-name="gr5" draw:text-style-name="P3" draw:layer="layout" draw:type="curve" svg:x1="13.963cm" svg:y1="20.102cm" svg:x2="15.559cm" svg:y2="14.134cm" draw:start-shape="id6" draw:start-glue-point="7" draw:end-shape="id7" draw:end-glue-point="3" svg:d="m13963 20102c1195 0 398-5968 1596-5968" svg:viewBox="0 0 1597 5969">
          <text:p/>
        </draw:connector>
        <draw:connector draw:style-name="gr5" draw:text-style-name="P3" draw:layer="layout" draw:type="curve" svg:x1="19.805cm" svg:y1="20.102cm" svg:x2="21.598cm" svg:y2="14.034cm" draw:start-shape="id8" draw:start-glue-point="7" draw:end-shape="id9" draw:end-glue-point="3" svg:d="m19805 20102c1342 0 446-6068 1793-6068" svg:viewBox="0 0 1794 6069">
          <text:p/>
        </draw:connector>
        <draw:connector draw:style-name="gr5" draw:text-style-name="P3" draw:layer="layout" draw:type="curve" svg:x1="21.927cm" svg:y1="20.002cm" svg:x2="21.638cm" svg:y2="21.855cm" draw:start-shape="id10" draw:start-glue-point="5" draw:end-shape="id11" draw:end-glue-point="3" svg:d="m21927 20002c-1189 0-1045 1853-289 1853" svg:viewBox="0 0 876 1854">
          <text:p/>
        </draw:connector>
        <draw:connector draw:style-name="gr5" draw:text-style-name="P3" draw:layer="layout" draw:type="curve" svg:x1="7.112cm" svg:y1="5.804cm" svg:x2="9.473cm" svg:y2="5.352cm" draw:start-shape="id12" draw:start-glue-point="7" draw:end-shape="id13" draw:end-glue-point="3" svg:d="m7112 5804c1768 0 588-452 2361-452" svg:viewBox="0 0 2362 453">
          <text:p/>
        </draw:connector>
        <draw:connector draw:style-name="gr5" draw:text-style-name="P3" draw:layer="layout" draw:type="curve" svg:x1="13.963cm" svg:y1="11.221cm" svg:x2="15.559cm" svg:y2="5.352cm" draw:start-shape="id14" draw:start-glue-point="7" draw:end-shape="id15" draw:end-glue-point="3" svg:d="m13963 11221c1195 0 398-5869 1596-5869" svg:viewBox="0 0 1597 5870">
          <text:p/>
        </draw:connector>
        <draw:connector draw:style-name="gr5" draw:text-style-name="P3" draw:layer="layout" draw:type="curve" svg:x1="19.805cm" svg:y1="11.221cm" svg:x2="21.598cm" svg:y2="5.352cm" draw:start-shape="id16" draw:start-glue-point="7" draw:end-shape="id17" svg:d="m19805 11221c1342 0 446-5869 1793-5869" svg:viewBox="0 0 1794 5870">
          <text:p/>
        </draw:connecto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2" draw:layer="layout" svg:width="25.4cm" svg:height="1.27cm" svg:x="1.016cm" svg:y="0.762cm">
          <text:p text:style-name="P1"><text:span text:style-name="T1">Delete name matches first record in a list with 3 rec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823cm" svg:height="1.385cm" svg:x="3.153cm" svg:y="2.515cm">
          <text:p text:style-name="P3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823cm" svg:height="1.385cm" svg:x="19.296cm" svg:y="2.653cm">
          <text:p text:style-name="P3"><text:span text:style-name="T2">HEA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75cm" svg:y1="4.382cm" svg:x2="26.405cm" svg:y2="4.382cm">
          <text:p/>
        </draw:line>
        <draw:line draw:style-name="gr2" draw:text-style-name="P3" draw:layer="layout" svg:x1="1.013cm" svg:y1="12.996cm" svg:x2="26.151cm" svg:y2="12.996cm">
          <text:p/>
        </draw:line>
        <draw:custom-shape draw:style-name="gr1" draw:text-style-name="P4" draw:layer="layout" svg:width="1.27cm" svg:height="6.232cm" svg:x="0.759cm" svg:y="5.977cm">
          <text:p text:style-name="P3"><text:span text:style-name="T2">B</text:span></text:p>
          <text:p text:style-name="P3"><text:span text:style-name="T2">E</text:span></text:p>
          <text:p text:style-name="P3"><text:span text:style-name="T2">G</text:span></text:p>
          <text:p text:style-name="P3"><text:span text:style-name="T2">I</text:span></text:p>
          <text:p text:style-name="P3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4.08cm" svg:x="0.762cm" svg:y="14.986cm">
          <text:p text:style-name="P3"><text:span text:style-name="T2">E</text:span></text:p>
          <text:p text:style-name="P3"><text:span text:style-name="T2">N</text:span></text:p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8" draw:layer="layout" svg:width="4.063cm" svg:height="1.281cm" svg:x="2.791cm" svg:y="7.018cm">
            <text:p text:style-name="P3"><text:span text:style-name="T5">Unam: Bob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9" xml:id="id22" draw:id="id22" draw:layer="layout" svg:width="3.559cm" svg:height="1.731cm" svg:x="3.553cm" svg:y="4.939cm">
          <text:p text:style-name="P3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38cm" svg:height="7.6cm" svg:x="9.248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3" draw:id="id23" draw:layer="layout" svg:width="5.476cm" svg:height="0.926cm" draw:transform="skewX (-0.00645771823237902) translate (9.47cm 4.889cm)">
          <text:p text:style-name="P3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24" draw:id="id24" draw:layer="layout" svg:width="4.161cm" svg:height="1.225cm" svg:x="9.802cm" svg:y="10.608cm">
          <text:p text:style-name="P3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326cm" svg:height="0.98cm" svg:x="9.637cm" svg:y="6.136cm">
          <text:p text:style-name="P3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82cm" svg:x="9.637cm" svg:y="7.198cm">
          <text:p text:style-name="P3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79cm" svg:x="9.637cm" svg:y="8.291cm">
          <text:p text:style-name="P3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83cm" svg:x="9.637cm" svg:y="9.386cm">
          <text:p text:style-name="P3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6cm" svg:x="15.334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5" draw:id="id25" draw:layer="layout" svg:width="5.476cm" svg:height="0.926cm" draw:transform="skewX (-0.00645771823237902) translate (15.556cm 4.889cm)">
          <text:p text:style-name="P3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26" draw:id="id26" draw:layer="layout" svg:width="3.917cm" svg:height="1.225cm" svg:x="15.888cm" svg:y="10.608cm">
          <text:p text:style-name="P3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842cm" svg:height="0.98cm" svg:x="15.723cm" svg:y="6.136cm">
          <text:p text:style-name="P3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82cm" svg:x="15.723cm" svg:y="7.198cm">
          <text:p text:style-name="P3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79cm" svg:x="15.723cm" svg:y="8.291cm">
          <text:p text:style-name="P3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83cm" svg:x="15.723cm" svg:y="9.386cm">
          <text:p text:style-name="P3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6cm" svg:x="21.373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7" draw:id="id27" draw:layer="layout" svg:width="5.476cm" svg:height="0.926cm" draw:transform="skewX (-0.00645771823237902) translate (21.595cm 4.889cm)">
          <text:p text:style-name="P3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97cm" svg:height="1.225cm" svg:x="21.927cm" svg:y="10.608cm">
          <text:p text:style-name="P3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641cm" svg:height="0.981cm" svg:x="21.762cm" svg:y="6.136cm">
          <text:p text:style-name="P3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82cm" svg:x="21.762cm" svg:y="7.198cm">
          <text:p text:style-name="P3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79cm" svg:x="21.762cm" svg:y="8.291cm">
          <text:p text:style-name="P3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83cm" svg:x="21.762cm" svg:y="9.386cm">
          <text:p text:style-name="P3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18" draw:id="id18" draw:layer="layout" svg:width="4.067cm" svg:height="1.731cm" svg:x="3.553cm" svg:y="14.344cm">
          <text:p text:style-name="P3"><text:span text:style-name="T5">start: 4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draw:layer="layout" svg:width="4.067cm" svg:height="1.731cm" svg:x="3.553cm" svg:y="16.254cm">
          <text:p text:style-name="P3"><text:span text:style-name="T5">current: null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38cm" svg:height="7.729cm" svg:x="15.234cm" svg:y="13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9" draw:id="id19" draw:layer="layout" svg:width="5.476cm" svg:height="0.942cm" draw:transform="skewX (-0.00628318530717958) translate (15.456cm 13.563cm)">
          <text:p text:style-name="P3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20" draw:id="id20" draw:layer="layout" svg:width="3.917cm" svg:height="1.246cm" svg:x="15.788cm" svg:y="19.379cm">
          <text:p text:style-name="P3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842cm" svg:height="0.997cm" svg:x="15.623cm" svg:y="14.831cm">
          <text:p text:style-name="P3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99cm" svg:x="15.623cm" svg:y="15.911cm">
          <text:p text:style-name="P3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95cm" svg:x="15.623cm" svg:y="17.023cm">
          <text:p text:style-name="P3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1cm" svg:x="15.623cm" svg:y="18.136cm">
          <text:p text:style-name="P3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729cm" svg:x="21.373cm" svg:y="13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1" draw:id="id21" draw:layer="layout" svg:width="5.476cm" svg:height="0.942cm" draw:transform="skewX (-0.00628318530717958) translate (21.595cm 13.563cm)">
          <text:p text:style-name="P3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97cm" svg:height="1.246cm" svg:x="21.927cm" svg:y="19.379cm">
          <text:p text:style-name="P3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641cm" svg:height="0.997cm" svg:x="21.762cm" svg:y="14.831cm">
          <text:p text:style-name="P3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99cm" svg:x="21.762cm" svg:y="15.911cm">
          <text:p text:style-name="P3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95cm" svg:x="21.762cm" svg:y="17.023cm">
          <text:p text:style-name="P3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1cm" svg:x="21.762cm" svg:y="18.136cm">
          <text:p text:style-name="P3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8" draw:layer="layout" svg:width="4.063cm" svg:height="1.281cm" svg:x="3.302cm" svg:y="20.563cm">
            <text:p text:style-name="P3"><text:span text:style-name="T5">Unam: Bob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9" draw:layer="layout" svg:width="4.067cm" svg:height="1.731cm" svg:x="3.556cm" svg:y="18.288cm">
          <text:p text:style-name="P3"><text:span text:style-name="T5">temp: 4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8.571cm" svg:y1="3.298cm" svg:x2="8.825cm" svg:y2="25.457cm">
          <text:p/>
        </draw:line>
        <draw:line draw:style-name="gr2" draw:text-style-name="P3" draw:layer="layout" svg:x1="8.771cm" svg:y1="3.298cm" svg:x2="9.025cm" svg:y2="25.457cm">
          <text:p/>
        </draw:line>
        <draw:line draw:style-name="gr2" draw:text-style-name="P3" draw:layer="layout" svg:x1="1.013cm" svg:y1="12.896cm" svg:x2="26.151cm" svg:y2="12.896cm">
          <text:p/>
        </draw:line>
        <draw:connector draw:style-name="gr5" draw:text-style-name="P3" draw:layer="layout" draw:type="curve" svg:x1="7.62cm" svg:y1="15.209cm" svg:x2="15.459cm" svg:y2="14.034cm" draw:start-shape="id18" draw:start-glue-point="7" draw:end-shape="id19" draw:end-glue-point="3" svg:d="m7620 15209c5877 0 1958-1175 7839-1175" svg:viewBox="0 0 7840 1176">
          <text:p/>
        </draw:connector>
        <draw:connector draw:style-name="gr5" draw:text-style-name="P3" draw:layer="layout" draw:type="curve" svg:x1="19.705cm" svg:y1="20.002cm" svg:x2="21.598cm" svg:y2="14.034cm" draw:start-shape="id20" draw:start-glue-point="7" draw:end-shape="id21" draw:end-glue-point="3" svg:d="m19705 20002c1417 0 471-5968 1893-5968" svg:viewBox="0 0 1894 5969">
          <text:p/>
        </draw:connector>
        <draw:connector draw:style-name="gr5" draw:text-style-name="P3" draw:layer="layout" draw:type="curve" svg:x1="7.112cm" svg:y1="5.804cm" svg:x2="9.473cm" svg:y2="5.352cm" draw:start-shape="id22" draw:start-glue-point="7" draw:end-shape="id23" svg:d="m7112 5804c1768 0 588-452 2361-452" svg:viewBox="0 0 2362 453">
          <text:p/>
        </draw:connector>
        <draw:connector draw:style-name="gr5" draw:text-style-name="P3" draw:layer="layout" draw:type="curve" svg:x1="13.963cm" svg:y1="11.221cm" svg:x2="15.559cm" svg:y2="5.352cm" draw:start-shape="id24" draw:start-glue-point="7" draw:end-shape="id25" draw:end-glue-point="3" svg:d="m13963 11221c1195 0 398-5869 1596-5869" svg:viewBox="0 0 1597 5870">
          <text:p/>
        </draw:connector>
        <draw:connector draw:style-name="gr5" draw:text-style-name="P3" draw:layer="layout" draw:type="curve" svg:x1="19.805cm" svg:y1="11.221cm" svg:x2="21.598cm" svg:y2="5.352cm" draw:start-shape="id26" draw:start-glue-point="7" draw:end-shape="id27" svg:d="m19805 11221c1342 0 446-5869 1793-5869" svg:viewBox="0 0 1794 5870">
          <text:p/>
        </draw:connecto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4" draw:layer="layout" svg:width="4.823cm" svg:height="1.385cm" svg:x="2.453cm" svg:y="2.515cm">
          <text:p text:style-name="P3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823cm" svg:height="1.385cm" svg:x="19.296cm" svg:y="2.653cm">
          <text:p text:style-name="P3"><text:span text:style-name="T2">HEA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75cm" svg:y1="4.382cm" svg:x2="26.405cm" svg:y2="4.382cm">
          <text:p/>
        </draw:line>
        <draw:line draw:style-name="gr2" draw:text-style-name="P3" draw:layer="layout" svg:x1="1.278cm" svg:y1="19.558cm" svg:x2="26.416cm" svg:y2="19.558cm">
          <text:p/>
        </draw:line>
        <draw:custom-shape draw:style-name="gr1" draw:text-style-name="P4" draw:layer="layout" svg:width="1.27cm" svg:height="6.232cm" svg:x="0.759cm" svg:y="5.977cm">
          <text:p text:style-name="P3"><text:span text:style-name="T2">B</text:span></text:p>
          <text:p text:style-name="P3"><text:span text:style-name="T2">E</text:span></text:p>
          <text:p text:style-name="P3"><text:span text:style-name="T2">G</text:span></text:p>
          <text:p text:style-name="P3"><text:span text:style-name="T2">I</text:span></text:p>
          <text:p text:style-name="P3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4.08cm" svg:x="0.759cm" svg:y="20.156cm">
          <text:p text:style-name="P3"><text:span text:style-name="T2">E</text:span></text:p>
          <text:p text:style-name="P3"><text:span text:style-name="T2">N</text:span></text:p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38cm" svg:height="6.993cm" svg:x="21.413cm" svg:y="12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5" draw:id="id35" draw:layer="layout" svg:width="5.476cm" svg:height="0.852cm" draw:transform="skewX (-0.00698131700797732) translate (21.635cm 12.629cm)">
          <text:p text:style-name="P3"><text:span text:style-name="T5">memory address: 6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2.925cm" svg:height="1.128cm" svg:x="21.967cm" svg:y="17.891cm">
          <text:p text:style-name="P3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475cm" svg:height="0.902cm" svg:x="21.802cm" svg:y="13.777cm">
          <text:p text:style-name="P3"><text:span text:style-name="T5">name: Ehs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3.475cm" svg:height="0.904cm" svg:x="21.802cm" svg:y="14.753cm">
          <text:p text:style-name="P3"><text:span text:style-name="T5">address: Tehr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3.475cm" svg:height="0.9cm" svg:x="21.802cm" svg:y="15.76cm">
          <text:p text:style-name="P3"><text:span text:style-name="T5">yearofbirth: 19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3.475cm" svg:height="0.904cm" svg:x="21.802cm" svg:y="16.767cm">
          <text:p text:style-name="P3"><text:span text:style-name="T5">telno: 778178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063cm" svg:height="1.281cm" svg:x="3.048cm" svg:y="8.128cm">
          <text:p text:style-name="P3"><text:span text:style-name="T5">Unam: Sea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28" draw:id="id28" draw:layer="layout" svg:width="4.067cm" svg:height="1.731cm" svg:x="2.794cm" svg:y="5.889cm">
          <text:p text:style-name="P3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38cm" svg:height="7.729cm" svg:x="9.248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9" draw:id="id29" draw:layer="layout" svg:width="5.476cm" svg:height="0.942cm" draw:transform="skewX (-0.00628318530717958) translate (9.47cm 4.863cm)">
          <text:p text:style-name="P3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30" draw:id="id30" draw:layer="layout" svg:width="4.161cm" svg:height="1.246cm" svg:x="9.802cm" svg:y="10.679cm">
          <text:p text:style-name="P3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326cm" svg:height="0.997cm" svg:x="9.637cm" svg:y="6.131cm">
          <text:p text:style-name="P3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99cm" svg:x="9.637cm" svg:y="7.211cm">
          <text:p text:style-name="P3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95cm" svg:x="9.637cm" svg:y="8.323cm">
          <text:p text:style-name="P3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1cm" svg:x="9.637cm" svg:y="9.436cm">
          <text:p text:style-name="P3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729cm" svg:x="15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1" draw:id="id31" draw:layer="layout" svg:width="5.476cm" svg:height="0.942cm" draw:transform="skewX (-0.00628318530717958) translate (15.556cm 4.863cm)">
          <text:p text:style-name="P3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32" draw:id="id32" draw:layer="layout" svg:width="3.917cm" svg:height="1.246cm" svg:x="15.888cm" svg:y="10.679cm">
          <text:p text:style-name="P3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842cm" svg:height="0.997cm" svg:x="15.723cm" svg:y="6.131cm">
          <text:p text:style-name="P3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99cm" svg:x="15.723cm" svg:y="7.211cm">
          <text:p text:style-name="P3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95cm" svg:x="15.723cm" svg:y="8.323cm">
          <text:p text:style-name="P3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1cm" svg:x="15.723cm" svg:y="9.436cm">
          <text:p text:style-name="P3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729cm" svg:x="21.373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3" draw:id="id33" draw:layer="layout" svg:width="5.476cm" svg:height="0.942cm" draw:transform="skewX (-0.00628318530717958) translate (21.595cm 4.763cm)">
          <text:p text:style-name="P3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34" draw:id="id34" draw:layer="layout" svg:width="3.97cm" svg:height="1.246cm" svg:x="21.927cm" svg:y="10.579cm">
          <text:p text:style-name="P3"><text:span text:style-name="T5">next: 6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641cm" svg:height="0.997cm" svg:x="21.762cm" svg:y="6.031cm">
          <text:p text:style-name="P3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99cm" svg:x="21.762cm" svg:y="7.111cm">
          <text:p text:style-name="P3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0.995cm" svg:x="21.762cm" svg:y="8.223cm">
          <text:p text:style-name="P3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641cm" svg:height="1cm" svg:x="21.762cm" svg:y="9.336cm">
          <text:p text:style-name="P3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5.4cm" svg:height="1.27cm" svg:x="1.016cm" svg:y="0.762cm">
          <text:p text:style-name="P1"><text:span text:style-name="T1">Delete name matches third record in a list with 4 rec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42cm" svg:height="7.62cm" svg:x="21.39cm" svg:y="19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5.48cm" svg:height="0.929cm" draw:transform="skewX (-0.00645771823237902) translate (21.612cm 20.109cm)">
          <text:p text:style-name="P3"><text:span text:style-name="T5">memory address: 6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2.694cm" svg:height="1.229cm" svg:x="21.944cm" svg:y="25.843cm">
          <text:p text:style-name="P3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478cm" svg:height="0.983cm" svg:x="21.779cm" svg:y="21.36cm">
          <text:p text:style-name="P3"><text:span text:style-name="T5">name: Ehs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3.478cm" svg:height="0.985cm" svg:x="21.779cm" svg:y="22.424cm">
          <text:p text:style-name="P3"><text:span text:style-name="T5">address: Tehr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3.478cm" svg:height="0.981cm" svg:x="21.779cm" svg:y="23.521cm">
          <text:p text:style-name="P3"><text:span text:style-name="T5">yearofbirth: 19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3.478cm" svg:height="0.986cm" svg:x="21.779cm" svg:y="24.618cm">
          <text:p text:style-name="P3"><text:span text:style-name="T5">telno: 778178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063cm" svg:height="1.281cm" svg:x="2.649cm" svg:y="25.924cm">
          <text:p text:style-name="P3"><text:span text:style-name="T5">Unam: Sea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36" draw:id="id36" draw:layer="layout" svg:width="4.067cm" svg:height="1.731cm" svg:x="2.795cm" svg:y="19.866cm">
          <text:p text:style-name="P3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38cm" svg:height="7.729cm" svg:x="9.249cm" svg:y="1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7" draw:id="id37" draw:layer="layout" svg:width="5.476cm" svg:height="0.942cm" draw:transform="skewX (-0.00628318530717958) translate (9.471cm 20.063cm)">
          <text:p text:style-name="P3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38" draw:id="id38" draw:layer="layout" svg:width="4.161cm" svg:height="1.246cm" svg:x="9.803cm" svg:y="25.879cm">
          <text:p text:style-name="P3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326cm" svg:height="0.997cm" svg:x="9.638cm" svg:y="21.331cm">
          <text:p text:style-name="P3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99cm" svg:x="9.638cm" svg:y="22.411cm">
          <text:p text:style-name="P3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0.995cm" svg:x="9.638cm" svg:y="23.523cm">
          <text:p text:style-name="P3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326cm" svg:height="1cm" svg:x="9.638cm" svg:y="24.636cm">
          <text:p text:style-name="P3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38cm" svg:height="7.729cm" svg:x="15.335cm" svg:y="1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9" draw:id="id39" draw:layer="layout" svg:width="5.476cm" svg:height="0.942cm" draw:transform="skewX (-0.00628318530717958) translate (15.557cm 20.063cm)">
          <text:p text:style-name="P3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40" draw:id="id40" draw:layer="layout" svg:width="3.917cm" svg:height="1.246cm" svg:x="15.889cm" svg:y="25.879cm">
          <text:p text:style-name="P3"><text:span text:style-name="T5">next: 6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4.842cm" svg:height="0.997cm" svg:x="15.724cm" svg:y="21.331cm">
          <text:p text:style-name="P3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99cm" svg:x="15.724cm" svg:y="22.411cm">
          <text:p text:style-name="P3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0.995cm" svg:x="15.724cm" svg:y="23.523cm">
          <text:p text:style-name="P3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842cm" svg:height="1cm" svg:x="15.724cm" svg:y="24.636cm">
          <text:p text:style-name="P3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draw:layer="layout" svg:width="4.067cm" svg:height="1.731cm" svg:x="2.794cm" svg:y="21.798cm">
          <text:p text:style-name="P3"><text:span text:style-name="T5">current: null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draw:layer="layout" svg:width="4.067cm" svg:height="1.731cm" svg:x="2.794cm" svg:y="23.677cm">
          <text:p text:style-name="P3"><text:span text:style-name="T5">temp: 6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971cm" svg:y1="3.498cm" svg:x2="8.225cm" svg:y2="25.657cm">
          <text:p/>
        </draw:line>
        <draw:line draw:style-name="gr2" draw:text-style-name="P3" draw:layer="layout" svg:x1="8.171cm" svg:y1="3.498cm" svg:x2="8.425cm" svg:y2="25.657cm">
          <text:p/>
        </draw:line>
        <draw:line draw:style-name="gr2" draw:text-style-name="P3" draw:layer="layout" svg:x1="1.278cm" svg:y1="19.658cm" svg:x2="26.416cm" svg:y2="19.658cm">
          <text:p/>
        </draw:line>
        <draw:connector draw:style-name="gr5" draw:text-style-name="P3" draw:layer="layout" draw:type="curve" svg:x1="6.861cm" svg:y1="6.754cm" svg:x2="9.473cm" svg:y2="5.334cm" draw:start-shape="id28" draw:start-glue-point="7" draw:end-shape="id29" draw:end-glue-point="3" svg:d="m6861 6754c1957 0 652-1420 2612-1420" svg:viewBox="0 0 2613 1421">
          <text:p/>
        </draw:connector>
        <draw:connector draw:style-name="gr5" draw:text-style-name="P3" draw:layer="layout" draw:type="curve" svg:x1="13.963cm" svg:y1="11.302cm" svg:x2="15.559cm" svg:y2="5.334cm" draw:start-shape="id30" draw:start-glue-point="7" draw:end-shape="id31" draw:end-glue-point="3" svg:d="m13963 11302c1195 0 398-5968 1596-5968" svg:viewBox="0 0 1597 5969">
          <text:p/>
        </draw:connector>
        <draw:connector draw:style-name="gr5" draw:text-style-name="P3" draw:layer="layout" draw:type="curve" svg:x1="19.805cm" svg:y1="11.302cm" svg:x2="21.598cm" svg:y2="5.234cm" draw:start-shape="id32" draw:start-glue-point="7" draw:end-shape="id33" draw:end-glue-point="3" svg:d="m19805 11302c1342 0 446-6068 1793-6068" svg:viewBox="0 0 1794 6069">
          <text:p/>
        </draw:connector>
        <draw:connector draw:style-name="gr5" draw:text-style-name="P3" draw:layer="layout" draw:type="curve" svg:x1="21.927cm" svg:y1="11.202cm" svg:x2="21.638cm" svg:y2="13.055cm" draw:start-shape="id34" draw:start-glue-point="5" draw:end-shape="id35" draw:end-glue-point="3" svg:d="m21927 11202c-1189 0-1045 1853-289 1853" svg:viewBox="0 0 876 1854">
          <text:p/>
        </draw:connector>
        <draw:connector draw:style-name="gr5" draw:text-style-name="P3" draw:layer="layout" draw:type="curve" svg:x1="6.862cm" svg:y1="20.731cm" svg:x2="9.474cm" svg:y2="20.534cm" draw:start-shape="id36" draw:start-glue-point="7" draw:end-shape="id37" draw:end-glue-point="3" svg:d="m6862 20731c1957 0 652-197 2612-197" svg:viewBox="0 0 2613 198">
          <text:p/>
        </draw:connector>
        <draw:connector draw:style-name="gr5" draw:text-style-name="P3" draw:layer="layout" draw:type="curve" svg:x1="13.964cm" svg:y1="26.502cm" svg:x2="15.56cm" svg:y2="20.534cm" draw:start-shape="id38" draw:start-glue-point="7" draw:end-shape="id39" draw:end-glue-point="3" svg:d="m13964 26502c1195 0 398-5968 1596-5968" svg:viewBox="0 0 1597 5969">
          <text:p/>
        </draw:connector>
        <draw:connector draw:style-name="gr5" draw:text-style-name="P3" draw:layer="layout" draw:type="curve" svg:x1="19.806cm" svg:y1="26.502cm" svg:x2="21.615cm" svg:y2="20.573cm" draw:start-shape="id40" draw:start-glue-point="7" draw:end-shape="id41" draw:end-glue-point="3" svg:d="m19806 26502c1354 0 450-5929 1809-5929" svg:viewBox="0 0 1810 5930">
          <text:p/>
        </draw:connecto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79cm" fo:text-indent="0cm"/>
      <style:text-properties style:use-window-font-color="true" style:text-outline="false" style:text-line-through-style="none" fo:font-family="Arial" style:font-family-generic="roman" style:font-pitch="variable" fo:font-size="43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41cm" fo:text-indent="0cm"/>
      <style:text-properties fo:font-size="38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06cm" fo:text-indent="0cm"/>
      <style:text-properties fo:font-size="3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7cm" fo:text-indent="0cm"/>
      <style:text-properties fo:font-size="2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9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8.6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9cm" svg:height="7.047cm" svg:x="2.202cm" svg:y="2.397cm"/>
      <draw:page-thumbnail draw:layer="backgroundobjects" svg:width="6.89cm" svg:height="7.047cm" svg:x="2.202cm" svg:y="10.445cm"/>
      <draw:page-thumbnail draw:layer="backgroundobjects" svg:width="6.89cm" svg:height="7.047cm" svg:x="2.202cm" svg:y="18.493cm"/>
      <draw:page-thumbnail draw:layer="backgroundobjects" svg:width="6.89cm" svg:height="7.047cm" svg:x="12.497cm" svg:y="2.397cm"/>
      <draw:page-thumbnail draw:layer="backgroundobjects" svg:width="6.89cm" svg:height="7.047cm" svg:x="12.497cm" svg:y="10.445cm"/>
      <draw:page-thumbnail draw:layer="backgroundobjects" svg:width="6.89cm" svg:height="7.047cm" svg:x="12.497cm" svg:y="18.493cm"/>
    </style:handout-master>
    <style:master-page style:name="Default" style:page-layout-name="PM1" draw:style-name="Mdp1">
      <draw:frame presentation:style-name="Default-title" draw:layer="backgroundobjects" svg:width="25.191cm" svg:height="4.779cm" svg:x="1.398cm" svg:y="1.139cm" presentation:class="title" presentation:placeholder="true">
        <draw:text-box/>
      </draw:frame>
      <draw:frame presentation:style-name="Default-outline1" draw:layer="backgroundobjects" svg:width="24.631cm" svg:height="16.603cm" svg:x="1.398cm" svg:y="6.696cm" presentation:class="outline" presentation:placeholder="true">
        <draw:text-box/>
      </draw:frame>
      <draw:frame presentation:style-name="Mpr1" draw:text-style-name="MP1" draw:layer="backgroundobjects" svg:width="6.521cm" svg:height="1.974cm" svg:x="1.398cm" svg:y="26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974cm" svg:x="9.571cm" svg:y="26.0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974cm" svg:x="20.068cm" svg:y="26.0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2T22:26:00</meta:creation-date>
    <dc:date>2013-10-03T15:35:35</dc:date>
    <meta:editing-duration>PT17H2M35S</meta:editing-duration>
    <meta:editing-cycles>4</meta:editing-cycles>
    <meta:generator>LibreOffice/3.6$Linux_X86_64 LibreOffice_project/360m1$Build-304</meta:generator>
    <meta:document-statistic meta:object-count="269"/>
  </office:meta>
</office:document-meta>
</file>